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Bold" style:font-pitch="variable"/>
    <style:font-face style:name="Ubuntu2" svg:font-family="Ubuntu" style:font-adornments="Bold 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21.83cm" fo:break-before="page" table:align="margins"/>
    </style:style>
    <style:style style:name="Table2.A" style:family="table-column">
      <style:table-column-properties style:column-width="3.101cm" style:rel-column-width="9308*"/>
    </style:style>
    <style:style style:name="Table2.B" style:family="table-column">
      <style:table-column-properties style:column-width="10.578cm" style:rel-column-width="31757*"/>
    </style:style>
    <style:style style:name="Table2.C" style:family="table-column">
      <style:table-column-properties style:column-width="8.151cm" style:rel-column-width="244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2535a"/>
    </style:style>
    <style:style style:name="P2" style:family="paragraph" style:parent-style-name="Table_20_Contents">
      <style:text-properties officeooo:rsid="00105ec2" officeooo:paragraph-rsid="0012535a"/>
    </style:style>
    <style:style style:name="P3" style:family="paragraph" style:parent-style-name="Table_20_Contents">
      <style:text-properties fo:font-size="9pt" officeooo:rsid="0010ccd5" officeooo:paragraph-rsid="0012535a" style:font-size-asian="9pt" style:font-size-complex="9pt"/>
    </style:style>
    <style:style style:name="P4" style:family="paragraph" style:parent-style-name="Table_20_Contents">
      <style:text-properties fo:font-size="9pt" officeooo:rsid="0010ccd5" officeooo:paragraph-rsid="0018df3a" style:font-size-asian="9pt" style:font-size-complex="9pt"/>
    </style:style>
    <style:style style:name="P5" style:family="paragraph" style:parent-style-name="Table_20_Contents">
      <style:text-properties fo:font-size="9pt" officeooo:rsid="0010ccd5" officeooo:paragraph-rsid="001d24f2" style:font-size-asian="9pt" style:font-size-complex="9pt"/>
    </style:style>
    <style:style style:name="P6" style:family="paragraph" style:parent-style-name="Table_20_Contents">
      <style:text-properties fo:font-size="9pt" officeooo:rsid="0010ccd5" officeooo:paragraph-rsid="001f2283" style:font-size-asian="9pt" style:font-size-complex="9pt"/>
    </style:style>
    <style:style style:name="P7" style:family="paragraph" style:parent-style-name="Table_20_Contents">
      <style:text-properties fo:font-size="9pt" officeooo:rsid="0010ccd5" officeooo:paragraph-rsid="0028fcf5" style:font-size-asian="9pt" style:font-size-complex="9pt"/>
    </style:style>
    <style:style style:name="P8" style:family="paragraph" style:parent-style-name="Table_20_Contents">
      <style:text-properties fo:font-size="9pt" officeooo:rsid="0010ccd5" officeooo:paragraph-rsid="003734c8" style:font-size-asian="9pt" style:font-size-complex="9pt"/>
    </style:style>
    <style:style style:name="P9" style:family="paragraph" style:parent-style-name="Table_20_Contents">
      <style:text-properties fo:font-size="9pt" officeooo:rsid="0010ccd5" officeooo:paragraph-rsid="004a8b0c" style:font-size-asian="9pt" style:font-size-complex="9pt"/>
    </style:style>
    <style:style style:name="P10" style:family="paragraph" style:parent-style-name="Table_20_Contents">
      <style:text-properties fo:font-size="9pt" officeooo:rsid="00171198" officeooo:paragraph-rsid="00171198" style:font-size-asian="9pt" style:font-size-complex="9pt"/>
    </style:style>
    <style:style style:name="P11" style:family="paragraph" style:parent-style-name="Table_20_Contents">
      <style:text-properties fo:font-size="9pt" officeooo:rsid="00171198" officeooo:paragraph-rsid="0018df3a" style:font-size-asian="9pt" style:font-size-complex="9pt"/>
    </style:style>
    <style:style style:name="P12" style:family="paragraph" style:parent-style-name="Table_20_Contents">
      <style:text-properties fo:font-size="9pt" officeooo:rsid="00171198" officeooo:paragraph-rsid="0055b48c" style:font-size-asian="9pt" style:font-size-complex="9pt"/>
    </style:style>
    <style:style style:name="P13" style:family="paragraph" style:parent-style-name="Table_20_Contents">
      <style:text-properties fo:font-size="9pt" officeooo:rsid="0020c962" officeooo:paragraph-rsid="0020c962" style:font-size-asian="9pt" style:font-size-complex="9pt"/>
    </style:style>
    <style:style style:name="P14" style:family="paragraph" style:parent-style-name="Table_20_Contents">
      <style:text-properties fo:font-size="9pt" officeooo:rsid="0020c962" officeooo:paragraph-rsid="0022b857" style:font-size-asian="9pt" style:font-size-complex="9pt"/>
    </style:style>
    <style:style style:name="P15" style:family="paragraph" style:parent-style-name="Table_20_Contents">
      <style:text-properties fo:font-size="9pt" officeooo:rsid="0020c962" officeooo:paragraph-rsid="003734c8" style:font-size-asian="9pt" style:font-size-complex="9pt"/>
    </style:style>
    <style:style style:name="P16" style:family="paragraph" style:parent-style-name="Table_20_Contents">
      <style:text-properties fo:font-size="9pt" officeooo:rsid="0020c962" officeooo:paragraph-rsid="003aecea" style:font-size-asian="9pt" style:font-size-complex="9pt"/>
    </style:style>
    <style:style style:name="P17" style:family="paragraph" style:parent-style-name="Table_20_Contents">
      <style:text-properties fo:font-size="9pt" officeooo:rsid="0020c962" officeooo:paragraph-rsid="003cd3c4" style:font-size-asian="9pt" style:font-size-complex="9pt"/>
    </style:style>
    <style:style style:name="P18" style:family="paragraph" style:parent-style-name="Table_20_Contents">
      <style:text-properties fo:font-size="9pt" officeooo:rsid="0020c962" officeooo:paragraph-rsid="003d577f" style:font-size-asian="9pt" style:font-size-complex="9pt"/>
    </style:style>
    <style:style style:name="P19" style:family="paragraph" style:parent-style-name="Table_20_Contents">
      <style:text-properties fo:font-size="9pt" officeooo:rsid="0020c962" officeooo:paragraph-rsid="0028fcf5" style:font-size-asian="9pt" style:font-size-complex="9pt"/>
    </style:style>
    <style:style style:name="P20" style:family="paragraph" style:parent-style-name="Table_20_Contents">
      <style:text-properties fo:font-size="9pt" officeooo:rsid="0027d6ef" officeooo:paragraph-rsid="0027d6ef" style:font-size-asian="9pt" style:font-size-complex="9pt"/>
    </style:style>
    <style:style style:name="P21" style:family="paragraph" style:parent-style-name="Table_20_Contents">
      <style:text-properties fo:font-size="9pt" officeooo:rsid="0028010a" officeooo:paragraph-rsid="0028010a" style:font-size-asian="9pt" style:font-size-complex="9pt"/>
    </style:style>
    <style:style style:name="P22" style:family="paragraph" style:parent-style-name="Table_20_Contents">
      <style:text-properties fo:font-size="9pt" officeooo:rsid="001369d8" officeooo:paragraph-rsid="001f2283" style:font-size-asian="9pt" style:font-size-complex="9pt"/>
    </style:style>
    <style:style style:name="P23" style:family="paragraph" style:parent-style-name="Table_20_Contents">
      <style:text-properties fo:font-size="9pt" officeooo:rsid="0028fcf5" officeooo:paragraph-rsid="0028fcf5" style:font-size-asian="9pt" style:font-size-complex="9pt"/>
    </style:style>
    <style:style style:name="P24" style:family="paragraph" style:parent-style-name="Table_20_Contents">
      <style:text-properties fo:font-size="9pt" officeooo:rsid="0028fcf5" officeooo:paragraph-rsid="002e8494" style:font-size-asian="9pt" style:font-size-complex="9pt"/>
    </style:style>
    <style:style style:name="P25" style:family="paragraph" style:parent-style-name="Table_20_Contents">
      <style:text-properties fo:font-size="9pt" officeooo:rsid="002c1238" officeooo:paragraph-rsid="002c1238" style:font-size-asian="9pt" style:font-size-complex="9pt"/>
    </style:style>
    <style:style style:name="P26" style:family="paragraph" style:parent-style-name="Table_20_Contents">
      <style:text-properties fo:font-size="9pt" officeooo:rsid="002c1238" officeooo:paragraph-rsid="002e8494" style:font-size-asian="9pt" style:font-size-complex="9pt"/>
    </style:style>
    <style:style style:name="P27" style:family="paragraph" style:parent-style-name="Table_20_Contents">
      <style:text-properties fo:font-size="9pt" officeooo:rsid="003075c4" officeooo:paragraph-rsid="003075c4" style:font-size-asian="9pt" style:font-size-complex="9pt"/>
    </style:style>
    <style:style style:name="P28" style:family="paragraph" style:parent-style-name="Table_20_Contents">
      <style:text-properties fo:font-size="9pt" officeooo:rsid="00467a88" officeooo:paragraph-rsid="00467a88" style:font-size-asian="9pt" style:font-size-complex="9pt"/>
    </style:style>
    <style:style style:name="P29" style:family="paragraph" style:parent-style-name="Table_20_Contents">
      <style:text-properties fo:font-size="9pt" officeooo:rsid="004a8b0c" officeooo:paragraph-rsid="004a8b0c" style:font-size-asian="9pt" style:font-size-complex="9pt"/>
    </style:style>
    <style:style style:name="P30" style:family="paragraph" style:parent-style-name="Table_20_Contents">
      <style:text-properties fo:font-size="9pt" officeooo:rsid="004b7f70" officeooo:paragraph-rsid="004b7f70" style:font-size-asian="9pt" style:font-size-complex="9pt"/>
    </style:style>
    <style:style style:name="P31" style:family="paragraph" style:parent-style-name="Table_20_Contents">
      <style:text-properties fo:font-size="9pt" officeooo:rsid="004cb0f9" officeooo:paragraph-rsid="004cb0f9" style:font-size-asian="9pt" style:font-size-complex="9pt"/>
    </style:style>
    <style:style style:name="P32" style:family="paragraph" style:parent-style-name="Table_20_Contents">
      <style:text-properties officeooo:paragraph-rsid="0012535a"/>
    </style:style>
    <style:style style:name="P33" style:family="paragraph" style:parent-style-name="Table_20_Contents">
      <style:text-properties officeooo:rsid="003c162c" officeooo:paragraph-rsid="003c162c"/>
    </style:style>
    <style:style style:name="P34" style:family="paragraph" style:parent-style-name="Text_20_body" style:list-style-name="L1">
      <style:text-properties officeooo:rsid="00171198" officeooo:paragraph-rsid="00171198"/>
    </style:style>
    <style:style style:name="P35" style:family="paragraph" style:parent-style-name="Text_20_body" style:list-style-name="L3">
      <style:text-properties officeooo:rsid="00171198" officeooo:paragraph-rsid="00171198"/>
    </style:style>
    <style:style style:name="P36" style:family="paragraph" style:parent-style-name="Text_20_body" style:list-style-name="L1">
      <style:text-properties officeooo:rsid="002e8494" officeooo:paragraph-rsid="002e8494"/>
    </style:style>
    <style:style style:name="P37" style:family="paragraph" style:parent-style-name="Text_20_body" style:list-style-name="L1">
      <style:text-properties officeooo:rsid="004b7f70" officeooo:paragraph-rsid="004b7f70"/>
    </style:style>
    <style:style style:name="P38" style:family="paragraph" style:parent-style-name="Text_20_body" style:list-style-name="L2">
      <style:text-properties officeooo:rsid="001660c6" officeooo:paragraph-rsid="001660c6"/>
    </style:style>
    <style:style style:name="P39" style:family="paragraph" style:parent-style-name="Text_20_body" style:list-style-name="L2">
      <style:text-properties officeooo:rsid="005a2636" officeooo:paragraph-rsid="005a2636"/>
    </style:style>
    <style:style style:name="P40" style:family="paragraph" style:parent-style-name="Text_20_body" style:list-style-name="L2">
      <style:text-properties officeooo:rsid="0028fcf5" officeooo:paragraph-rsid="002a2a0f"/>
    </style:style>
    <style:style style:name="P41" style:family="paragraph" style:parent-style-name="Text_20_body" style:list-style-name="L2">
      <style:text-properties officeooo:rsid="0047c4d5" officeooo:paragraph-rsid="0047c4d5"/>
    </style:style>
    <style:style style:name="P42" style:family="paragraph" style:parent-style-name="Text_20_body" style:list-style-name="L4"/>
    <style:style style:name="P43" style:family="paragraph" style:parent-style-name="Heading_20_1">
      <style:paragraph-properties fo:text-align="center" style:justify-single-word="false"/>
    </style:style>
    <style:style style:name="P44" style:family="paragraph" style:parent-style-name="Heading_20_2">
      <style:paragraph-properties fo:text-align="center" style:justify-single-word="false"/>
    </style:style>
    <style:style style:name="P45" style:family="paragraph" style:parent-style-name="Heading_20_3">
      <style:text-properties officeooo:rsid="00171198" officeooo:paragraph-rsid="00171198"/>
    </style:style>
    <style:style style:name="P46" style:family="paragraph" style:parent-style-name="Heading_20_3">
      <style:text-properties officeooo:paragraph-rsid="00586a05"/>
    </style:style>
    <style:style style:name="P47" style:family="paragraph" style:parent-style-name="Table_20_Contents" style:list-style-name="L5">
      <style:text-properties fo:font-size="9pt" officeooo:rsid="00467a88" officeooo:paragraph-rsid="00467a88" style:font-size-asian="9pt" style:font-size-complex="9pt"/>
    </style:style>
    <style:style style:name="P48" style:family="paragraph" style:parent-style-name="Table_20_Contents" style:list-style-name="L5">
      <style:text-properties fo:font-size="9pt" officeooo:rsid="005466c4" officeooo:paragraph-rsid="005466c4" style:font-size-asian="9pt" style:font-size-complex="9pt"/>
    </style:style>
    <style:style style:name="P49" style:family="paragraph" style:parent-style-name="Table_20_Contents" style:list-style-name="L5">
      <style:text-properties fo:font-size="9pt" officeooo:rsid="0047c4d5" officeooo:paragraph-rsid="0047c4d5" style:font-size-asian="9pt" style:font-size-complex="9pt"/>
    </style:style>
    <style:style style:name="P50" style:family="paragraph" style:parent-style-name="Table_20_Contents" style:list-style-name="L5">
      <style:text-properties fo:font-size="9pt" officeooo:rsid="00497194" officeooo:paragraph-rsid="00497194" style:font-size-asian="9pt" style:font-size-complex="9pt"/>
    </style:style>
    <style:style style:name="P51" style:family="paragraph" style:parent-style-name="Table_20_Contents" style:list-style-name="L5">
      <style:text-properties fo:font-size="9pt" officeooo:rsid="004cb0f9" officeooo:paragraph-rsid="0055b48c" style:font-size-asian="9pt" style:font-size-complex="9pt"/>
    </style:style>
    <style:style style:name="P52" style:family="paragraph" style:parent-style-name="Table_20_Contents" style:list-style-name="L6">
      <style:text-properties fo:font-size="9pt" officeooo:rsid="004fc599" officeooo:paragraph-rsid="004fc599" style:font-size-asian="9pt" style:font-size-complex="9pt"/>
    </style:style>
    <style:style style:name="P53" style:family="paragraph" style:parent-style-name="Table_20_Contents" style:list-style-name="L5">
      <style:text-properties fo:font-size="9pt" officeooo:rsid="004fc599" officeooo:paragraph-rsid="004fc599" style:font-size-asian="9pt" style:font-size-complex="9pt"/>
    </style:style>
    <style:style style:name="P54" style:family="paragraph" style:parent-style-name="Table_20_Contents" style:list-style-name="L5">
      <style:text-properties fo:font-size="9pt" officeooo:rsid="00171198" officeooo:paragraph-rsid="00171198" style:font-size-asian="9pt" style:font-size-complex="9pt"/>
    </style:style>
    <style:style style:name="P55" style:family="paragraph" style:parent-style-name="Table_20_Contents" style:list-style-name="L5">
      <style:text-properties fo:font-size="9pt" officeooo:rsid="00171198" officeooo:paragraph-rsid="0055b48c" style:font-size-asian="9pt" style:font-size-complex="9pt"/>
    </style:style>
    <style:style style:name="P56" style:family="paragraph" style:parent-style-name="Table_20_Contents" style:list-style-name="L5">
      <style:text-properties fo:font-size="9pt" officeooo:rsid="00514871" officeooo:paragraph-rsid="00514871" style:font-size-asian="9pt" style:font-size-complex="9pt"/>
    </style:style>
    <style:style style:name="P57" style:family="paragraph" style:parent-style-name="Table_20_Contents" style:list-style-name="L5">
      <style:text-properties fo:font-size="9pt" officeooo:rsid="004367c4" officeooo:paragraph-rsid="004367c4" style:font-size-asian="9pt" style:font-size-complex="9pt"/>
    </style:style>
    <style:style style:name="P58" style:family="paragraph" style:parent-style-name="Table_20_Contents" style:list-style-name="L5">
      <style:text-properties fo:font-size="9pt" officeooo:rsid="004a8b0c" officeooo:paragraph-rsid="0055b48c" style:font-size-asian="9pt" style:font-size-complex="9pt"/>
    </style:style>
    <style:style style:name="P59" style:family="paragraph" style:parent-style-name="Table_20_Contents" style:list-style-name="L5">
      <style:text-properties fo:font-size="9pt" officeooo:rsid="0018df3a" officeooo:paragraph-rsid="0018df3a" style:font-size-asian="9pt" style:font-size-complex="9pt"/>
    </style:style>
    <style:style style:name="P60" style:family="paragraph" style:parent-style-name="Table_20_Contents" style:list-style-name="L5">
      <style:text-properties fo:font-size="9pt" officeooo:rsid="001ad2a3" officeooo:paragraph-rsid="001ad2a3" style:font-size-asian="9pt" style:font-size-complex="9pt"/>
    </style:style>
    <style:style style:name="P61" style:family="paragraph" style:parent-style-name="Table_20_Contents" style:list-style-name="L5">
      <style:text-properties fo:font-size="9pt" officeooo:paragraph-rsid="0012535a" style:font-size-asian="9pt" style:font-size-complex="9pt"/>
    </style:style>
    <style:style style:name="P62" style:family="paragraph" style:parent-style-name="Table_20_Contents" style:list-style-name="L5">
      <style:text-properties fo:font-size="9pt" officeooo:paragraph-rsid="001cdb67" style:font-size-asian="9pt" style:font-size-complex="9pt"/>
    </style:style>
    <style:style style:name="P63" style:family="paragraph" style:parent-style-name="Table_20_Contents" style:list-style-name="L5">
      <style:text-properties fo:font-size="9pt" officeooo:paragraph-rsid="001d24f2" style:font-size-asian="9pt" style:font-size-complex="9pt"/>
    </style:style>
    <style:style style:name="P64" style:family="paragraph" style:parent-style-name="Table_20_Contents" style:list-style-name="L7">
      <style:text-properties fo:font-size="9pt" officeooo:rsid="0028fcf5" officeooo:paragraph-rsid="0028fcf5" style:font-size-asian="9pt" style:font-size-complex="9pt"/>
    </style:style>
    <style:style style:name="P65" style:family="paragraph" style:parent-style-name="Table_20_Contents" style:list-style-name="L7">
      <style:text-properties fo:font-size="9pt" officeooo:rsid="0028fcf5" officeooo:paragraph-rsid="002e8494" style:font-size-asian="9pt" style:font-size-complex="9pt"/>
    </style:style>
    <style:style style:name="P66" style:family="paragraph" style:parent-style-name="Table_20_Contents" style:list-style-name="L7">
      <style:text-properties fo:font-size="9pt" officeooo:rsid="005caf46" officeooo:paragraph-rsid="005caf46" style:font-size-asian="9pt" style:font-size-complex="9pt"/>
    </style:style>
    <style:style style:name="P67" style:family="paragraph" style:parent-style-name="Table_20_Contents" style:list-style-name="L8">
      <style:text-properties fo:font-size="9pt" officeooo:rsid="002c1238" officeooo:paragraph-rsid="002c1238" style:font-size-asian="9pt" style:font-size-complex="9pt"/>
    </style:style>
    <style:style style:name="P68" style:family="paragraph" style:parent-style-name="Table_20_Contents" style:list-style-name="L9">
      <style:text-properties fo:font-size="9pt" officeooo:rsid="002c1238" officeooo:paragraph-rsid="002e8494" style:font-size-asian="9pt" style:font-size-complex="9pt"/>
    </style:style>
    <style:style style:name="P69" style:family="paragraph" style:parent-style-name="Table_20_Contents" style:list-style-name="L8">
      <style:text-properties fo:font-size="9pt" officeooo:rsid="002c86da" officeooo:paragraph-rsid="002c86da" style:font-size-asian="9pt" style:font-size-complex="9pt"/>
    </style:style>
    <style:style style:name="P70" style:family="paragraph" style:parent-style-name="Table_20_Contents" style:list-style-name="L9">
      <style:text-properties fo:font-size="9pt" officeooo:rsid="002c86da" officeooo:paragraph-rsid="002e8494" style:font-size-asian="9pt" style:font-size-complex="9pt"/>
    </style:style>
    <style:style style:name="P71" style:family="paragraph" style:parent-style-name="Table_20_Contents" style:list-style-name="L9">
      <style:text-properties fo:font-size="9pt" officeooo:rsid="002c86da" officeooo:paragraph-rsid="0032c9d3" style:font-size-asian="9pt" style:font-size-complex="9pt"/>
    </style:style>
    <style:style style:name="P72" style:family="paragraph" style:parent-style-name="Table_20_Contents" style:list-style-name="L16">
      <style:text-properties fo:font-size="9pt" officeooo:rsid="002c86da" officeooo:paragraph-rsid="00397030" style:font-size-asian="9pt" style:font-size-complex="9pt"/>
    </style:style>
    <style:style style:name="P73" style:family="paragraph" style:parent-style-name="Table_20_Contents" style:list-style-name="L8">
      <style:text-properties fo:font-size="9pt" officeooo:rsid="005e5096" officeooo:paragraph-rsid="005e5096" style:font-size-asian="9pt" style:font-size-complex="9pt"/>
    </style:style>
    <style:style style:name="P74" style:family="paragraph" style:parent-style-name="Table_20_Contents" style:list-style-name="L8">
      <style:text-properties fo:font-size="9pt" officeooo:rsid="002de3a5" officeooo:paragraph-rsid="002de3a5" style:font-size-asian="9pt" style:font-size-complex="9pt"/>
    </style:style>
    <style:style style:name="P75" style:family="paragraph" style:parent-style-name="Table_20_Contents" style:list-style-name="L9">
      <style:text-properties fo:font-size="9pt" officeooo:rsid="002de3a5" officeooo:paragraph-rsid="002e8494" style:font-size-asian="9pt" style:font-size-complex="9pt"/>
    </style:style>
    <style:style style:name="P76" style:family="paragraph" style:parent-style-name="Table_20_Contents" style:list-style-name="L16">
      <style:text-properties fo:font-size="9pt" officeooo:rsid="002de3a5" officeooo:paragraph-rsid="00397030" style:font-size-asian="9pt" style:font-size-complex="9pt"/>
    </style:style>
    <style:style style:name="P77" style:family="paragraph" style:parent-style-name="Table_20_Contents" style:list-style-name="L9">
      <style:text-properties fo:font-size="9pt" officeooo:rsid="003075c4" officeooo:paragraph-rsid="003075c4" style:font-size-asian="9pt" style:font-size-complex="9pt"/>
    </style:style>
    <style:style style:name="P78" style:family="paragraph" style:parent-style-name="Table_20_Contents" style:list-style-name="L9">
      <style:text-properties fo:font-size="9pt" officeooo:rsid="003075c4" officeooo:paragraph-rsid="0062c46a" style:font-size-asian="9pt" style:font-size-complex="9pt"/>
    </style:style>
    <style:style style:name="P79" style:family="paragraph" style:parent-style-name="Table_20_Contents" style:list-style-name="L10">
      <style:text-properties fo:font-size="9pt" officeooo:rsid="003075c4" officeooo:paragraph-rsid="003075c4" style:font-size-asian="9pt" style:font-size-complex="9pt"/>
    </style:style>
    <style:style style:name="P80" style:family="paragraph" style:parent-style-name="Table_20_Contents" style:list-style-name="L11">
      <style:text-properties fo:font-size="9pt" officeooo:rsid="003075c4" officeooo:paragraph-rsid="003075c4" style:font-size-asian="9pt" style:font-size-complex="9pt"/>
    </style:style>
    <style:style style:name="P81" style:family="paragraph" style:parent-style-name="Table_20_Contents" style:list-style-name="L9">
      <style:text-properties fo:font-size="9pt" officeooo:rsid="0032c9d3" officeooo:paragraph-rsid="0032c9d3" style:font-size-asian="9pt" style:font-size-complex="9pt"/>
    </style:style>
    <style:style style:name="P82" style:family="paragraph" style:parent-style-name="Table_20_Contents" style:list-style-name="L12">
      <style:text-properties fo:font-size="9pt" officeooo:rsid="0020c962" officeooo:paragraph-rsid="0020c962" style:font-size-asian="9pt" style:font-size-complex="9pt"/>
    </style:style>
    <style:style style:name="P83" style:family="paragraph" style:parent-style-name="Table_20_Contents" style:list-style-name="L12">
      <style:text-properties fo:font-size="9pt" officeooo:rsid="0020c962" officeooo:paragraph-rsid="0022b857" style:font-size-asian="9pt" style:font-size-complex="9pt"/>
    </style:style>
    <style:style style:name="P84" style:family="paragraph" style:parent-style-name="Table_20_Contents" style:list-style-name="L12">
      <style:text-properties fo:font-size="9pt" officeooo:rsid="0020c962" officeooo:paragraph-rsid="003734c8" style:font-size-asian="9pt" style:font-size-complex="9pt"/>
    </style:style>
    <style:style style:name="P85" style:family="paragraph" style:parent-style-name="Table_20_Contents" style:list-style-name="L12">
      <style:text-properties fo:font-size="9pt" officeooo:rsid="0020c962" officeooo:paragraph-rsid="003aecea" style:font-size-asian="9pt" style:font-size-complex="9pt"/>
    </style:style>
    <style:style style:name="P86" style:family="paragraph" style:parent-style-name="Table_20_Contents" style:list-style-name="L12">
      <style:text-properties fo:font-size="9pt" officeooo:rsid="0020c962" officeooo:paragraph-rsid="003cd3c4" style:font-size-asian="9pt" style:font-size-complex="9pt"/>
    </style:style>
    <style:style style:name="P87" style:family="paragraph" style:parent-style-name="Table_20_Contents" style:list-style-name="L12">
      <style:text-properties fo:font-size="9pt" officeooo:rsid="0020c962" officeooo:paragraph-rsid="003d577f" style:font-size-asian="9pt" style:font-size-complex="9pt"/>
    </style:style>
    <style:style style:name="P88" style:family="paragraph" style:parent-style-name="Table_20_Contents">
      <style:text-properties fo:font-size="9pt" officeooo:rsid="0020c962" officeooo:paragraph-rsid="002e8494" style:font-size-asian="9pt" style:font-size-complex="9pt"/>
    </style:style>
    <style:style style:name="P89" style:family="paragraph" style:parent-style-name="Table_20_Contents" style:list-style-name="L13">
      <style:text-properties fo:font-size="9pt" officeooo:rsid="001f2283" officeooo:paragraph-rsid="001f2283" style:font-size-asian="9pt" style:font-size-complex="9pt"/>
    </style:style>
    <style:style style:name="P90" style:family="paragraph" style:parent-style-name="Table_20_Contents" style:list-style-name="L13">
      <style:text-properties fo:font-size="9pt" officeooo:rsid="001f2283" officeooo:paragraph-rsid="00273578" style:font-size-asian="9pt" style:font-size-complex="9pt"/>
    </style:style>
    <style:style style:name="P91" style:family="paragraph" style:parent-style-name="Table_20_Contents" style:list-style-name="L14">
      <style:text-properties fo:font-size="9pt" officeooo:rsid="001f2283" officeooo:paragraph-rsid="0022b857" style:font-size-asian="9pt" style:font-size-complex="9pt"/>
    </style:style>
    <style:style style:name="P92" style:family="paragraph" style:parent-style-name="Table_20_Contents" style:list-style-name="L17">
      <style:text-properties fo:font-size="9pt" officeooo:rsid="001f2283" officeooo:paragraph-rsid="003aecea" style:font-size-asian="9pt" style:font-size-complex="9pt"/>
    </style:style>
    <style:style style:name="P93" style:family="paragraph" style:parent-style-name="Table_20_Contents" style:list-style-name="L13">
      <style:text-properties fo:font-size="9pt" officeooo:rsid="0028010a" officeooo:paragraph-rsid="0028010a" style:font-size-asian="9pt" style:font-size-complex="9pt"/>
    </style:style>
    <style:style style:name="P94" style:family="paragraph" style:parent-style-name="Table_20_Contents" style:list-style-name="L15">
      <style:text-properties fo:font-size="9pt" officeooo:rsid="0028010a" officeooo:paragraph-rsid="0028010a" style:font-size-asian="9pt" style:font-size-complex="9pt"/>
    </style:style>
    <style:style style:name="P95" style:family="paragraph" style:parent-style-name="Table_20_Contents" style:list-style-name="L13">
      <style:text-properties fo:font-size="9pt" officeooo:rsid="0037153e" officeooo:paragraph-rsid="0037153e" style:font-size-asian="9pt" style:font-size-complex="9pt"/>
    </style:style>
    <style:style style:name="P96" style:family="paragraph" style:parent-style-name="Table_20_Contents" style:list-style-name="L17">
      <style:text-properties fo:font-size="9pt" officeooo:rsid="0037153e" officeooo:paragraph-rsid="003aecea" style:font-size-asian="9pt" style:font-size-complex="9pt"/>
    </style:style>
    <style:style style:name="P97" style:family="paragraph" style:parent-style-name="Table_20_Contents" style:list-style-name="L16">
      <style:text-properties fo:font-size="9pt" officeooo:rsid="00397030" officeooo:paragraph-rsid="00397030" style:font-size-asian="9pt" style:font-size-complex="9pt"/>
    </style:style>
    <style:style style:name="P98" style:family="paragraph" style:parent-style-name="Table_20_Contents" style:list-style-name="L18">
      <style:text-properties fo:font-size="9pt" officeooo:rsid="00397030" officeooo:paragraph-rsid="003cd3c4" style:font-size-asian="9pt" style:font-size-complex="9pt"/>
    </style:style>
    <style:style style:name="P99" style:family="paragraph" style:parent-style-name="Table_20_Contents" style:list-style-name="L17">
      <style:text-properties fo:font-size="9pt" officeooo:rsid="003aecea" officeooo:paragraph-rsid="003aecea" style:font-size-asian="9pt" style:font-size-complex="9pt"/>
    </style:style>
    <style:style style:name="P100" style:family="paragraph" style:parent-style-name="Table_20_Contents" style:list-style-name="L19">
      <style:text-properties fo:font-size="9pt" officeooo:rsid="003aecea" officeooo:paragraph-rsid="003d577f" style:font-size-asian="9pt" style:font-size-complex="9pt"/>
    </style:style>
    <style:style style:name="P101" style:family="paragraph" style:parent-style-name="Table_20_Contents" style:list-style-name="L17">
      <style:text-properties fo:font-size="9pt" officeooo:rsid="003bbfbd" officeooo:paragraph-rsid="003bbfbd" style:font-size-asian="9pt" style:font-size-complex="9pt"/>
    </style:style>
    <style:style style:name="P102" style:family="paragraph" style:parent-style-name="Table_20_Contents" style:list-style-name="L18">
      <style:text-properties fo:font-size="9pt" officeooo:rsid="003d577f" officeooo:paragraph-rsid="003d577f" style:font-size-asian="9pt" style:font-size-complex="9pt"/>
    </style:style>
    <style:style style:name="P103" style:family="paragraph" style:parent-style-name="Table_20_Contents" style:list-style-name="L19">
      <style:text-properties fo:font-size="9pt" officeooo:rsid="003d577f" officeooo:paragraph-rsid="003d577f" style:font-size-asian="9pt" style:font-size-complex="9pt"/>
    </style:style>
    <style:style style:name="P104" style:family="paragraph" style:parent-style-name="Table_20_Contents" style:list-style-name="L18">
      <style:text-properties fo:font-size="9pt" officeooo:rsid="003d6d69" officeooo:paragraph-rsid="003d6d69" style:font-size-asian="9pt" style:font-size-complex="9pt"/>
    </style:style>
    <style:style style:name="P105" style:family="paragraph" style:parent-style-name="Table_20_Contents" style:list-style-name="L18">
      <style:text-properties fo:font-size="9pt" officeooo:rsid="003f4f92" officeooo:paragraph-rsid="003f4f92" style:font-size-asian="9pt" style:font-size-complex="9pt"/>
    </style:style>
    <style:style style:name="P106" style:family="paragraph" style:parent-style-name="Table_20_Contents" style:list-style-name="L18">
      <style:text-properties fo:font-size="9pt" officeooo:rsid="003fa971" officeooo:paragraph-rsid="003fa971" style:font-size-asian="9pt" style:font-size-complex="9pt"/>
    </style:style>
    <style:style style:name="P107" style:family="paragraph" style:parent-style-name="Table_20_Contents" style:list-style-name="L18">
      <style:text-properties fo:font-size="9pt" officeooo:rsid="0040b903" officeooo:paragraph-rsid="0040b903" style:font-size-asian="9pt" style:font-size-complex="9pt"/>
    </style:style>
    <style:style style:name="P108" style:family="paragraph" style:parent-style-name="Table_20_Contents" style:list-style-name="L18">
      <style:text-properties fo:font-size="9pt" officeooo:rsid="0067999b" officeooo:paragraph-rsid="0067999b" style:font-size-asian="9pt" style:font-size-complex="9pt"/>
    </style:style>
    <style:style style:name="P109" style:family="paragraph" style:parent-style-name="Table_20_Contents">
      <style:text-properties fo:font-size="9pt" fo:font-style="italic" officeooo:rsid="0062d331" officeooo:paragraph-rsid="0062d331" style:font-size-asian="9pt" style:font-style-asian="italic" style:font-size-complex="9pt" style:font-style-complex="italic"/>
    </style:style>
    <style:style style:name="T1" style:family="text">
      <style:text-properties officeooo:rsid="001369d8"/>
    </style:style>
    <style:style style:name="T2" style:family="text">
      <style:text-properties officeooo:rsid="0018df3a"/>
    </style:style>
    <style:style style:name="T3" style:family="text">
      <style:text-properties officeooo:rsid="001c2bc3"/>
    </style:style>
    <style:style style:name="T4" style:family="text">
      <style:text-properties officeooo:rsid="001d24f2"/>
    </style:style>
    <style:style style:name="T5" style:family="text">
      <style:text-properties officeooo:rsid="001f2283"/>
    </style:style>
    <style:style style:name="T6" style:family="text">
      <style:text-properties officeooo:rsid="0020c962"/>
    </style:style>
    <style:style style:name="T7" style:family="text">
      <style:text-properties officeooo:rsid="002507d2"/>
    </style:style>
    <style:style style:name="T8" style:family="text">
      <style:text-properties officeooo:rsid="0027d6ef"/>
    </style:style>
    <style:style style:name="T9" style:family="text">
      <style:text-properties officeooo:rsid="0028010a"/>
    </style:style>
    <style:style style:name="T10" style:family="text">
      <style:text-properties officeooo:rsid="002a2a0f"/>
    </style:style>
    <style:style style:name="T11" style:family="text">
      <style:text-properties officeooo:rsid="002e8494"/>
    </style:style>
    <style:style style:name="T12" style:family="text">
      <style:text-properties officeooo:rsid="003075c4"/>
    </style:style>
    <style:style style:name="T13" style:family="text">
      <style:text-properties officeooo:rsid="0037153e"/>
    </style:style>
    <style:style style:name="T14" style:family="text">
      <style:text-properties officeooo:rsid="0038d68c"/>
    </style:style>
    <style:style style:name="T15" style:family="text">
      <style:text-properties officeooo:rsid="00397030"/>
    </style:style>
    <style:style style:name="T16" style:family="text">
      <style:text-properties officeooo:rsid="003bbfbd"/>
    </style:style>
    <style:style style:name="T17" style:family="text">
      <style:text-properties officeooo:rsid="003cd3c4"/>
    </style:style>
    <style:style style:name="T18" style:family="text">
      <style:text-properties officeooo:rsid="003d577f"/>
    </style:style>
    <style:style style:name="T19" style:family="text">
      <style:text-properties officeooo:rsid="003fa971"/>
    </style:style>
    <style:style style:name="T20" style:family="text">
      <style:text-properties officeooo:rsid="0042a4d5"/>
    </style:style>
    <style:style style:name="T21" style:family="text">
      <style:text-properties officeooo:rsid="004367c4"/>
    </style:style>
    <style:style style:name="T22" style:family="text">
      <style:text-properties officeooo:rsid="00448886"/>
    </style:style>
    <style:style style:name="T23" style:family="text">
      <style:text-properties officeooo:rsid="0045a2ec"/>
    </style:style>
    <style:style style:name="T24" style:family="text">
      <style:text-properties officeooo:rsid="0045e9f9"/>
    </style:style>
    <style:style style:name="T25" style:family="text">
      <style:text-properties officeooo:rsid="00497194"/>
    </style:style>
    <style:style style:name="T26" style:family="text">
      <style:text-properties officeooo:rsid="004a8b0c"/>
    </style:style>
    <style:style style:name="T27" style:family="text">
      <style:text-properties officeooo:rsid="004c9d32"/>
    </style:style>
    <style:style style:name="T28" style:family="text">
      <style:text-properties officeooo:rsid="0050eb4f"/>
    </style:style>
    <style:style style:name="T29" style:family="text">
      <style:text-properties officeooo:rsid="0055b48c"/>
    </style:style>
    <style:style style:name="T30" style:family="text">
      <style:text-properties officeooo:rsid="005c6c7e"/>
    </style:style>
    <style:style style:name="T31" style:family="text">
      <style:text-properties officeooo:rsid="00171198"/>
    </style:style>
    <style:style style:name="T32" style:family="text">
      <style:text-properties officeooo:rsid="0061caa0"/>
    </style:style>
    <style:style style:name="T33" style:family="text">
      <style:text-properties officeooo:rsid="0062c46a"/>
    </style:style>
    <style:style style:name="T34" style:family="text">
      <style:text-properties officeooo:rsid="0062d331"/>
    </style:style>
    <style:style style:name="T35" style:family="text">
      <style:text-properties officeooo:rsid="0065d88c"/>
    </style:style>
    <style:style style:name="T36" style:family="text">
      <style:text-properties officeooo:rsid="006799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LogFarm Digital Monitoring System</text:h>
      <text:h text:style-name="P44" text:outline-level="2">Black box test</text:h>
      <text:h text:style-name="P45" text:outline-level="3">Requirements</text:h>
      <text:list xml:id="list5448382609170858938" text:style-name="L1">
        <text:list-item>
          <text:p text:style-name="P34">When a change is made and saved to: configuration.json<text:line-break/>the application will need to be restarted for that change to take effect.</text:p>
        </text:list-item>
        <text:list-item>
          <text:p text:style-name="P36">Recommend using headphones so audio being played back is not heard by the recording microphone; avoiding a feedback loop.</text:p>
        </text:list-item>
        <text:list-item>
          <text:p text:style-name="P37"><text:span text:style-name="T27">An editor such as NetBeans that can format and edit </text:span>json <text:span text:style-name="T27">files.</text:span></text:p>
        </text:list-item>
      </text:list>
      <text:h text:style-name="Heading_20_3" text:outline-level="3">Assumptions</text:h>
      <text:list xml:id="list3088062071026212895" text:style-name="L2">
        <text:list-item>
          <text:p text:style-name="P38">configuration.json does not exist. If it does then delete it.</text:p>
        </text:list-item>
        <text:list-item>
          <text:p text:style-name="P39">Configuration key, value change requests are for:<text:line-break/>"cameras": [{<text:line-break/> <text:s text:c="3"/>"number": "0",<text:line-break/> <text:s text:c="3"/>:<text:line-break/>}</text:p>
        </text:list-item>
        <text:list-item>
          <text:p text:style-name="P40">Database files do not exist, <text:span text:style-name="T20">if they do then delete them</text:span>:<text:line-break/><text:span text:style-name="T10">logFarmDMS_0.db <text:line-break/>logFarmDMSaudio.db</text:span></text:p>
        </text:list-item>
        <text:list-item>
          <text:p text:style-name="P41">A <text:span text:style-name="T29">single</text:span> camera is connected or built into the test computer.</text:p>
        </text:list-item>
      </text:list>
      <text:h text:style-name="Heading_20_3" text:outline-level="3">Initial state</text:h>
      <text:list xml:id="list2292477075520501381" text:style-name="L3">
        <text:list-item>
          <text:p text:style-name="P35"><text:span text:style-name="T20">Default application start</text:span>.</text:p>
        </text:list-item>
      </text:list>
      <text:h text:style-name="P46" text:outline-level="3">Test batch: 1 </text:h>
      <text:list xml:id="list4773466637739229087" text:style-name="L4">
        <text:list-item>
          <text:p text:style-name="P42">Normal operation</text:p>
        </text:list-item>
        <text:list-item>
          <text:p text:style-name="P42">No boundary testing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3">Test case</text:p>
          </table:table-cell>
          <table:table-cell table:style-name="Table2.C1" office:value-type="string">
            <text:p text:style-name="P2">Expected result</text:p>
          </table:table-cell>
        </table:table-row>
        <table:table-row>
          <table:table-cell table:style-name="Table2.A2" office:value-type="string">
            <text:p text:style-name="P28">Start application for the fist time</text:p>
          </table:table-cell>
          <table:table-cell table:style-name="Table2.A2" office:value-type="string">
            <text:list xml:id="list719330300203472583" text:style-name="L5">
              <text:list-item>
                <text:p text:style-name="P47">Without either configuration.json or .db database files, run the application.</text:p>
              </text:list-item>
            </text:list>
          </table:table-cell>
          <table:table-cell table:style-name="Table2.C2" office:value-type="string">
            <text:list xml:id="list141608607514119" text:continue-numbering="true" text:style-name="L5">
              <text:list-item>
                <text:p text:style-name="P47">The Record button will be selected.</text:p>
              </text:list-item>
              <text:list-item>
                <text:p text:style-name="P47">The status bar will indicate that recording has started.</text:p>
              </text:list-item>
              <text:list-item>
                <text:p text:style-name="P47">The ‘video and audio’ radio button will be selected.</text:p>
              </text:list-item>
              <text:list-item>
                <text:p text:style-name="P47">The live feed window will display live video.</text:p>
              </text:list-item>
              <text:list-item>
                <text:p text:style-name="P47">All other controls will be enabled but in a ready state, not selected.</text:p>
              </text:list-item>
              <text:list-item>
                <text:p text:style-name="P48">Time stamp text will read: ---</text:p>
              </text:list-item>
              <text:list-item>
                <text:p text:style-name="P49">A configuration.json will have been created in the logFarmDMS working directory.</text:p>
              </text:list-item>
              <text:list-item>
                <text:p text:style-name="P49">Database files will also have been created <text:span text:style-name="T25">for each camera connected or built into the test computer.</text:span></text:p>
              </text:list-item>
              <text:list-item>
                <text:p text:style-name="P50">An audio database file will have been created.</text:p>
              </text:list-item>
            </text:list>
          </table:table-cell>
        </table:table-row>
        <table:table-row>
          <table:table-cell table:style-name="Table2.A2" office:value-type="string">
            <text:p text:style-name="P30"><text:span text:style-name="T28">c</text:span>onfiguration.json</text:p>
          </table:table-cell>
          <table:table-cell table:style-name="Table2.A2" office:value-type="string">
            <text:list xml:id="list141608859077232" text:continue-numbering="true" text:style-name="L5">
              <text:list-item>
                <text:p text:style-name="P51">Open configuration.json and <text:span text:style-name="T29">set this key, value pair in the configuation.json file:</text:span><text:line-break/><text:line-break/><text:span text:style-name="T29">"number_of_cameras": "1"</text:span></text:p>
              </text:list-item>
            </text:list>
            <text:p text:style-name="P31"/>
            <text:list xml:id="list744204424415453870" text:style-name="L6">
              <text:list-item>
                <text:p text:style-name="P52">Run the application.</text:p>
              </text:list-item>
            </text:list>
          </table:table-cell>
          <table:table-cell table:style-name="Table2.C2" office:value-type="string">
            <text:list xml:id="list141608892013071" text:continue-list="list141608859077232" text:style-name="L5">
              <text:list-item>
                <text:p text:style-name="P53">The application will run in exactly the same way as when first started.</text:p>
              </text:list-item>
            </text:list>
          </table:table-cell>
        </table:table-row>
        <table:table-row>
          <table:table-cell table:style-name="Table2.A2" office:value-type="string">
            <text:p text:style-name="P9">Record button</text:p>
            <text:p text:style-name="P29">&amp;</text:p>
            <text:p text:style-name="P29">configuration.json</text:p>
          </table:table-cell>
          <table:table-cell table:style-name="Table2.A2" office:value-type="string">
            <text:list xml:id="list141608733082881" text:continue-numbering="true" text:style-name="L5">
              <text:list-item>
                <text:p text:style-name="P54"><text:span text:style-name="T26">Set </text:span><text:bookmark-start text:name="__DdeLink__3_1404091551"/><text:bookmark-start text:name="__DdeLink__5_1404091551"/><text:span text:style-name="T26">this key, value pair in the configuation.json file:<text:line-break/></text:span><text:line-break/>"start_recording_at_startup": "yes"<text:bookmark-end text:name="__DdeLink__3_1404091551"/><text:bookmark-end text:name="__DdeLink__5_1404091551"/><text:line-break/></text:p>
              </text:list-item>
              <text:list-item>
                <text:p text:style-name="P56"><text:bookmark-start text:name="__DdeLink__557_1037695998"/>Save: configuration.json<text:bookmark-end text:name="__DdeLink__557_1037695998"/></text:p>
              </text:list-item>
            </text:list>
            <text:p text:style-name="P10"/>
            <text:list xml:id="list141608996863611" text:continue-numbering="true" text:style-name="L5">
              <text:list-item>
                <text:p text:style-name="P57"><text:span text:style-name="T26">Run</text:span> the application.</text:p>
              </text:list-item>
            </text:list>
          </table:table-cell>
          <table:table-cell table:style-name="Table2.C2" office:value-type="string">
            <text:list xml:id="list141609789608633" text:continue-numbering="true" text:style-name="L5">
              <text:list-item>
                <text:p text:style-name="P54">Record button will be selected <text:span text:style-name="T21">on start up</text:span>.</text:p>
              </text:list-item>
              <text:list-item>
                <text:p text:style-name="P54">The status bar will indicate that recording has started.</text:p>
              </text:list-item>
            </text:list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list xml:id="list141610358174327" text:continue-numbering="true" text:style-name="L5">
              <text:list-item>
                <text:p text:style-name="P58">Set this key, value pair:</text:p>
                <text:p text:style-name="P55"><text:bookmark-start text:name="__DdeLink__7_1404091551"/><text:line-break/><text:bookmark-start text:name="__DdeLink__650_1509369343"/>"start_recording_at_startup": "<text:span text:style-name="T2">no</text:span>"<text:bookmark-end text:name="__DdeLink__7_1404091551"/><text:bookmark-end text:name="__DdeLink__650_1509369343"/></text:p>
              </text:list-item>
            </text:list>
            <text:p text:style-name="P12"/>
            <text:list xml:id="list141608595714830" text:continue-numbering="true" text:style-name="L5">
              <text:list-item>
                <text:p text:style-name="P56">Save: configuration.json</text:p>
              </text:list-item>
            </text:list>
            <text:p text:style-name="P11"/>
            <text:list xml:id="list141608514225470" text:continue-numbering="true" text:style-name="L5">
              <text:list-item>
                <text:p text:style-name="P57">Start the application.</text:p>
              </text:list-item>
            </text:list>
          </table:table-cell>
          <table:table-cell table:style-name="Table2.C2" office:value-type="string">
            <text:list xml:id="list141608572476793" text:continue-numbering="true" text:style-name="L5">
              <text:list-item>
                <text:p text:style-name="P59">Record button will not be selected <text:span text:style-name="T21">on start up</text:span>.</text:p>
              </text:list-item>
              <text:list-item>
                <text:p text:style-name="P60">The status bar will indicate that recording has not started.</text:p>
              </text:list-item>
            </text:list>
          </table:table-cell>
        </table:table-row>
        <table:table-row>
          <table:table-cell table:style-name="Table2.A2" office:value-type="string">
            <text:p text:style-name="P3">Audio only <text:span text:style-name="T1">radio button</text:span></text:p>
            <text:p text:style-name="P3"/>
            <text:p text:style-name="P5">Video and audio <text:span text:style-name="T1">radio button</text:span></text:p>
          </table:table-cell>
          <table:table-cell table:style-name="Table2.A2" office:value-type="string">
            <text:list xml:id="list141610597672553" text:continue-numbering="true" text:style-name="L5">
              <text:list-item>
                <text:p text:style-name="P55"><text:span text:style-name="T26">Set this key, value pair:<text:line-break/></text:span><text:line-break/>"record_audio_only_by_default": "<text:span text:style-name="T3">yes</text:span>"</text:p>
              </text:list-item>
            </text:list>
            <text:p text:style-name="P10"/>
            <text:list xml:id="list141608639933147" text:continue-numbering="true" text:style-name="L5">
              <text:list-item>
                <text:p text:style-name="P57">Start the application.</text:p>
              </text:list-item>
            </text:list>
          </table:table-cell>
          <table:table-cell table:style-name="Table2.C2" office:value-type="string">
            <text:list xml:id="list141608617946588" text:continue-numbering="true" text:style-name="L5">
              <text:list-item>
                <text:p text:style-name="P61">‘<text:span text:style-name="T3">audio only</text:span>’ <text:span text:style-name="T3">radio button will be selected.</text:span></text:p>
              </text:list-item>
              <text:list-item>
                <text:p text:style-name="P61">‘<text:span text:style-name="T4">video and audio</text:span>’ <text:span text:style-name="T4">will not be selected.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list xml:id="list141609547387541" text:continue-numbering="true" text:style-name="L5">
              <text:list-item>
                <text:p text:style-name="P55"><text:span text:style-name="T26">Set this key, value pair:<text:line-break/></text:span><text:line-break/>"record_audio_only_by_default": "<text:span text:style-name="T4">no</text:span>"</text:p>
              </text:list-item>
            </text:list>
            <text:p text:style-name="P10"/>
            <text:list xml:id="list141609314244168" text:continue-numbering="true" text:style-name="L5">
              <text:list-item>
                <text:p text:style-name="P57">Start the application.</text:p>
              </text:list-item>
            </text:list>
          </table:table-cell>
          <table:table-cell table:style-name="Table2.C2" office:value-type="string">
            <text:list xml:id="list141609700514809" text:continue-numbering="true" text:style-name="L5">
              <text:list-item>
                <text:p text:style-name="P62">‘<text:span text:style-name="T3">audio only</text:span>’ <text:span text:style-name="T3">will not be selected.</text:span></text:p>
              </text:list-item>
              <text:list-item>
                <text:p text:style-name="P63">‘<text:span text:style-name="T4">video and audio</text:span>’ <text:span text:style-name="T4">will be selected.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22">Time stamp label</text:p>
            <text:p text:style-name="P22"/>
            <text:p text:style-name="P7">Play button</text:p>
          </table:table-cell>
          <table:table-cell table:style-name="Table2.A2" office:value-type="string">
            <text:p text:style-name="P19">Prerequisite:</text:p>
            <text:list xml:id="list5137074235644434446" text:style-name="L7">
              <text:list-item>
                <text:p text:style-name="P64">Database files do not exist, <text:span text:style-name="T14">if they do delete them.</text:span></text:p>
              </text:list-item>
              <text:list-item>
                <text:p text:style-name="P66">configuration.json has this key, value:<text:line-break/><text:span text:style-name="T31">"start_recording_at_startup": "no"<text:line-break/></text:span>so recording does not start automatically.</text:p>
              </text:list-item>
            </text:list>
            <text:p text:style-name="P23"/>
            <text:p text:style-name="P25">Test:</text:p>
            <text:list xml:id="list5528893565986650790" text:style-name="L8">
              <text:list-item>
                <text:p text:style-name="P67">Press the play button.</text:p>
              </text:list-item>
            </text:list>
          </table:table-cell>
          <table:table-cell table:style-name="Table2.C2" office:value-type="string">
            <text:list xml:id="list141610488225615" text:continue-numbering="true" text:style-name="L8">
              <text:list-item>
                <text:p text:style-name="P69"><text:bookmark-start text:name="__DdeLink__253_1640250718"/>A blank/<text:span text:style-name="T30">black</text:span> image will be displayed in the playback window.</text:p>
              </text:list-item>
              <text:list-item>
                <text:p text:style-name="P73">Playback window title:<text:line-break/>(application title) :: 0 :: playback</text:p>
              </text:list-item>
              <text:list-item>
                <text:p text:style-name="P69">The play button <text:span text:style-name="T11">icon</text:span> will remain a sideways-triangle.</text:p>
              </text:list-item>
              <text:list-item>
                <text:p text:style-name="P69"><text:bookmark-start text:name="__DdeLink__245_1640250718"/>Step and export buttons will be enabled.<text:bookmark-end text:name="__DdeLink__245_1640250718"/></text:p>
              </text:list-item>
              <text:list-item>
                <text:p text:style-name="P74">Time stamp label text will remain: ---<text:bookmark-end text:name="__DdeLink__253_1640250718"/></text:p>
              </text:list-item>
            </text:list>
          </table:table-cell>
        </table:table-row>
        <table:table-row>
          <table:table-cell table:style-name="Table2.A2" office:value-type="string">
            <text:p text:style-name="P109">Play video</text:p>
          </table:table-cell>
          <table:table-cell table:style-name="Table2.A2" office:value-type="string">
            <text:p text:style-name="P88">Prerequisite:</text:p>
            <text:list xml:id="list141609644772164" text:continue-list="list5137074235644434446" text:style-name="L7">
              <text:list-item>
                <text:p text:style-name="P65"><text:span text:style-name="T11">Video has been recorded so .db files exist.</text:span></text:p>
              </text:list-item>
            </text:list>
            <text:p text:style-name="P24"/>
            <text:p text:style-name="P26">Test:</text:p>
            <text:list xml:id="list6878475685230532704" text:style-name="L9">
              <text:list-item>
                <text:p text:style-name="P68">Press the play button <text:span text:style-name="T12">to start playing video and audio.</text:span></text:p>
              </text:list-item>
            </text:list>
          </table:table-cell>
          <table:table-cell table:style-name="Table2.C2" office:value-type="string">
            <text:list xml:id="list141608485968641" text:continue-numbering="true" text:style-name="L9">
              <text:list-item>
                <text:p text:style-name="P70">A <text:span text:style-name="T11">video i</text:span>mage will be displayed in the playback window. <text:span text:style-name="T32">Either with a blank background and time stamp or a video image, depending on which radio button was selected during recording.</text:span></text:p>
              </text:list-item>
              <text:list-item>
                <text:p text:style-name="P78">Recorded audio will be heard.</text:p>
              </text:list-item>
              <text:list-item>
                <text:p text:style-name="P70">The play button <text:span text:style-name="T11">icon</text:span> will <text:span text:style-name="T11">change to a rectangle</text:span>.</text:p>
              </text:list-item>
              <text:list-item>
                <text:p text:style-name="P70">Step and export buttons will be <text:span text:style-name="T11">dis</text:span>abled.</text:p>
              </text:list-item>
              <text:list-item>
                <text:p text:style-name="P75">Time stamp label text will <text:span text:style-name="T11">display a date and time as video is played.</text:span></text:p>
              </text:list-item>
              <text:list-item>
                <text:p text:style-name="P77">The slider will move, <text:span text:style-name="T22">which </text:span>also indicat<text:span text:style-name="T22">es</text:span> that the application is playing back video and audio.</text:p>
              </text:list-item>
              <text:list-item>
                <text:p text:style-name="P81">The live-feed window <text:span text:style-name="T33">(</text:span>top right of the application<text:span text:style-name="T33">)</text:span> will continue to show live-feed video.</text:p>
              </text:list-item>
            </text:list>
          </table:table-cell>
        </table:table-row>
        <table:table-row>
          <table:table-cell table:style-name="Table2.A2" office:value-type="string">
            <text:p text:style-name="P109">Stop video play</text:p>
          </table:table-cell>
          <table:table-cell table:style-name="Table2.A2" office:value-type="string">
            <text:p text:style-name="P27">Prerequisite:</text:p>
            <text:list xml:id="list7940071346634256975" text:style-name="L10">
              <text:list-item>
                <text:p text:style-name="P79">Video and audio are being played back.</text:p>
              </text:list-item>
            </text:list>
            <text:p text:style-name="P27"/>
            <text:p text:style-name="P27">Test:</text:p>
            <text:list xml:id="list7013455420247669785" text:style-name="L11">
              <text:list-item>
                <text:p text:style-name="P80"><text:span text:style-name="T34">Stop play back by p</text:span>ress<text:span text:style-name="T34">ing the</text:span> play button <text:span text:style-name="T34">again</text:span>.</text:p>
              </text:list-item>
            </text:list>
          </table:table-cell>
          <table:table-cell table:style-name="Table2.C2" office:value-type="string">
            <text:list xml:id="list141610563137668" text:continue-list="list141608485968641" text:style-name="L9">
              <text:list-item>
                <text:p text:style-name="P81">The larger playback window will have a still image of the last video image played.</text:p>
              </text:list-item>
              <text:list-item>
                <text:p text:style-name="P71">Step and export buttons will be enabled.</text:p>
              </text:list-item>
              <text:list-item>
                <text:p text:style-name="P81">The Play button will now have a sideways triangle icon.</text:p>
              </text:list-item>
              <text:list-item>
                <text:p text:style-name="P81">The slider will be stationary.</text:p>
              </text:list-item>
              <text:list-item>
                <text:p text:style-name="P81">The time stamp label will display <text:span text:style-name="T35">a time stamp of where</text:span> playback was stopped.</text:p>
              </text:list-item>
            </text:list>
          </table:table-cell>
        </table:table-row>
        <table:table-row>
          <table:table-cell table:style-name="Table2.A2" office:value-type="string">
            <text:p text:style-name="P6">Slider bar</text:p>
          </table:table-cell>
          <table:table-cell table:style-name="Table2.A2" office:value-type="string">
            <text:p text:style-name="P13">Prerequisite:</text:p>
            <text:list xml:id="list4155173155731490430" text:style-name="L12">
              <text:list-item>
                <text:p text:style-name="P82">The application is not recording.</text:p>
              </text:list-item>
              <text:list-item>
                <text:p text:style-name="P82">If <text:span text:style-name="T5">database files exist, </text:span>delete them.</text:p>
              </text:list-item>
            </text:list>
            <text:p text:style-name="P13"/>
            <text:p text:style-name="P13">Test:</text:p>
            <text:list xml:id="list6817113636364619052" text:style-name="L13">
              <text:list-item>
                <text:p text:style-name="P89"><text:span text:style-name="T6">A</text:span>ttempt to drag the slider.</text:p>
              </text:list-item>
            </text:list>
          </table:table-cell>
          <table:table-cell table:style-name="Table2.C2" office:value-type="string">
            <text:list xml:id="list141608614786074" text:continue-numbering="true" text:style-name="L13">
              <text:list-item>
                <text:p text:style-name="P89"><text:bookmark-start text:name="__DdeLink__239_16402507181"/>A play back window will be display.</text:p>
              </text:list-item>
              <text:list-item>
                <text:p text:style-name="P89">The image will be a blank.<text:bookmark-end text:name="__DdeLink__239_16402507181"/></text:p>
              </text:list-item>
            </text:list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4"><text:bookmark-start text:name="__DdeLink__257_1640250718"/><text:bookmark-start text:name="__DdeLink__241_16402507181"/>Prerequisite:<text:bookmark-end text:name="__DdeLink__241_16402507181"/></text:p>
            <text:list xml:id="list141610387057116" text:continue-list="list4155173155731490430" text:style-name="L12">
              <text:list-item>
                <text:p text:style-name="P83">The application <text:span text:style-name="T7">has recorded or is recording.xxxxxxxx</text:span></text:p>
              </text:list-item>
            </text:list>
            <text:p text:style-name="P14"/>
            <text:p text:style-name="P14">Test:<text:bookmark-end text:name="__DdeLink__257_1640250718"/></text:p>
            <text:list xml:id="list3083995548956164390" text:style-name="L14">
              <text:list-item>
                <text:p text:style-name="P91"><text:span text:style-name="T7">D</text:span>rag the slider.</text:p>
              </text:list-item>
            </text:list>
          </table:table-cell>
          <table:table-cell table:style-name="Table2.C2" office:value-type="string">
            <text:list xml:id="list141609601747575" text:continue-list="list141608614786074" text:style-name="L13">
              <text:list-item>
                <text:p text:style-name="P90">A play back window will be display.<text:line-break/></text:p>
              </text:list-item>
            </text:list>
            <text:p text:style-name="P20">If <text:span text:style-name="T9">recording has started for the first time: </text:span></text:p>
            <text:list xml:id="list141608738967455" text:continue-numbering="true" text:style-name="L13">
              <text:list-item>
                <text:p text:style-name="P90"><text:span text:style-name="T8">A still</text:span> image will be <text:span text:style-name="T8">displayed</text:span>.</text:p>
              </text:list-item>
              <text:list-item>
                <text:p text:style-name="P93">The slider will hardly move.</text:p>
              </text:list-item>
              <text:list-item>
                <text:p text:style-name="P95">The time stamp label will display the date and time associated with the image. </text:p>
              </text:list-item>
            </text:list>
            <text:p text:style-name="P21"/>
            <text:p text:style-name="P21"><text:span text:style-name="T13">Otherwise</text:span>: </text:p>
            <text:list xml:id="list5378858819217457266" text:style-name="L15">
              <text:list-item>
                <text:p text:style-name="P94">The slider will move freely. </text:p>
              </text:list-item>
              <text:list-item>
                <text:p text:style-name="P94">An image will be displayed when the mouse is released.</text:p>
              </text:list-item>
            </text:list>
          </table:table-cell>
        </table:table-row>
        <table:table-row>
          <table:table-cell table:style-name="Table2.A2" office:value-type="string">
            <text:p text:style-name="P3">Step <text:span text:style-name="T15">back</text:span> button</text:p>
            <text:p text:style-name="P3"/>
            <text:p text:style-name="P8">Step <text:span text:style-name="T15">forward</text:span> button</text:p>
          </table:table-cell>
          <table:table-cell table:style-name="Table2.A2" office:value-type="string">
            <text:p text:style-name="P15"><text:bookmark-start text:name="__DdeLink__265_1640250718"/>Prerequisite:</text:p>
            <text:list xml:id="list141609749125226" text:continue-list="list141610387057116" text:style-name="L12">
              <text:list-item>
                <text:p text:style-name="P84">The application is not recording.</text:p>
              </text:list-item>
              <text:list-item>
                <text:p text:style-name="P84">If <text:span text:style-name="T5">database files exist, </text:span>delete them.</text:p>
              </text:list-item>
            </text:list>
            <text:p text:style-name="P15"/>
            <text:p text:style-name="P15">Test:</text:p>
            <text:list xml:id="list4766655911108178960" text:style-name="L16">
              <text:list-item>
                <text:p text:style-name="P97">Tap either of the step back and step forward buttons.<text:bookmark-end text:name="__DdeLink__265_1640250718"/></text:p>
              </text:list-item>
            </text:list>
          </table:table-cell>
          <table:table-cell table:style-name="Table2.C2" office:value-type="string">
            <text:list xml:id="list141609381051205" text:continue-numbering="true" text:style-name="L16">
              <text:list-item>
                <text:p text:style-name="P72">A blank mage will be displayed in the playback window.</text:p>
              </text:list-item>
              <text:list-item>
                <text:p text:style-name="P72">The play button <text:span text:style-name="T11">icon</text:span> will remain a sideways-triangle.</text:p>
              </text:list-item>
              <text:list-item>
                <text:p text:style-name="P72"><text:bookmark-start text:name="__DdeLink__245_16402507181"/>Step and export buttons will be enabled.<text:bookmark-end text:name="__DdeLink__245_16402507181"/></text:p>
              </text:list-item>
              <text:list-item>
                <text:p text:style-name="P76">Time stamp label text will remain: ---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6"><text:bookmark-start text:name="__DdeLink__268_1640250718"/><text:bookmark-start text:name="__DdeLink__241_164025071811"/>Prerequisite:<text:bookmark-end text:name="__DdeLink__241_164025071811"/></text:p>
            <text:list xml:id="list141610177181621" text:continue-list="list141609749125226" text:style-name="L12">
              <text:list-item>
                <text:p text:style-name="P85">The application <text:span text:style-name="T7">has recorded or is recording</text:span>.</text:p>
              </text:list-item>
            </text:list>
            <text:p text:style-name="P16"/>
            <text:p text:style-name="P16">Test: </text:p>
            <text:list xml:id="list3666685092100651908" text:style-name="L17">
              <text:list-item>
                <text:p text:style-name="P99">Tap the back button.<text:bookmark-end text:name="__DdeLink__268_1640250718"/></text:p>
              </text:list-item>
            </text:list>
          </table:table-cell>
          <table:table-cell table:style-name="Table2.C2" office:value-type="string">
            <text:list xml:id="list141608808813525" text:continue-numbering="true" text:style-name="L17">
              <text:list-item>
                <text:p text:style-name="P92"><text:span text:style-name="T8">A still</text:span> image will be <text:span text:style-name="T8">displayed</text:span>.</text:p>
              </text:list-item>
              <text:list-item>
                <text:p text:style-name="P96">The time stamp label will display the date and time associated with the image. 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6"><text:bookmark-start text:name="__DdeLink__241_1640250718112"/>Prerequisite:<text:bookmark-end text:name="__DdeLink__241_1640250718112"/></text:p>
            <text:list xml:id="list141610540814616" text:continue-list="list141610177181621" text:style-name="L12">
              <text:list-item>
                <text:p text:style-name="P85">The application <text:span text:style-name="T7">has recorded or is recording</text:span>.</text:p>
              </text:list-item>
            </text:list>
            <text:p text:style-name="P16"/>
            <text:p text:style-name="P16">Test: </text:p>
            <text:list xml:id="list141609245386691" text:continue-list="list141608808813525" text:style-name="L17">
              <text:list-item>
                <text:p text:style-name="P99">Tap the <text:span text:style-name="T16">forward</text:span> button.</text:p>
              </text:list-item>
            </text:list>
          </table:table-cell>
          <table:table-cell table:style-name="Table2.C2" office:value-type="string">
            <text:list xml:id="list141609696775779" text:continue-numbering="true" text:style-name="L17">
              <text:list-item>
                <text:p text:style-name="P92"><text:span text:style-name="T8">A still</text:span> image will be <text:span text:style-name="T8">displayed</text:span>.</text:p>
              </text:list-item>
              <text:list-item>
                <text:p text:style-name="P101">The slider will move.</text:p>
              </text:list-item>
              <text:list-item>
                <text:p text:style-name="P96">The time stamp label will display the date and time associated with the image. </text:p>
              </text:list-item>
            </text:list>
          </table:table-cell>
        </table:table-row>
        <table:table-row>
          <table:table-cell table:style-name="Table2.A2" office:value-type="string">
            <text:p text:style-name="P3">Export button</text:p>
          </table:table-cell>
          <table:table-cell table:style-name="Table2.A2" office:value-type="string">
            <text:p text:style-name="P17">Prerequisite:</text:p>
            <text:list xml:id="list141610308230876" text:continue-list="list141610540814616" text:style-name="L12">
              <text:list-item>
                <text:p text:style-name="P86">The application is not recording.</text:p>
              </text:list-item>
              <text:list-item>
                <text:p text:style-name="P86">If <text:span text:style-name="T5">database files exist, </text:span>delete them.</text:p>
              </text:list-item>
            </text:list>
            <text:p text:style-name="P17"/>
            <text:p text:style-name="P17">Test:</text:p>
            <text:list xml:id="list1182979922590292563" text:style-name="L18">
              <text:list-item>
                <text:p text:style-name="P98">Tap <text:span text:style-name="T17">export button</text:span> <text:span text:style-name="T23">(downward pointing arrow).</text:span></text:p>
              </text:list-item>
            </text:list>
          </table:table-cell>
          <table:table-cell table:style-name="Table2.C2" office:value-type="string">
            <text:list xml:id="list141609431645874" text:continue-numbering="true" text:style-name="L18">
              <text:list-item>
                <text:p text:style-name="P102">A message will be displayed asking the user to select a time and date to <text:span text:style-name="T24">export</text:span> from.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8"><text:bookmark-start text:name="__DdeLink__241_1640250718113"/>Prerequisite:<text:bookmark-end text:name="__DdeLink__241_1640250718113"/></text:p>
            <text:list xml:id="list141609229900614" text:continue-list="list141610308230876" text:style-name="L12">
              <text:list-item>
                <text:p text:style-name="P87">The application <text:span text:style-name="T7">has recorded or is recording</text:span>.</text:p>
              </text:list-item>
            </text:list>
            <text:p text:style-name="P18"/>
            <text:p text:style-name="P18">Test: </text:p>
            <text:list xml:id="list851147644422943211" text:style-name="L19">
              <text:list-item>
                <text:p text:style-name="P103">Move the slider or tap a step button so that <text:span text:style-name="T36">a time stamp is displayed</text:span>.</text:p>
              </text:list-item>
              <text:list-item>
                <text:p text:style-name="P100">Tap the <text:span text:style-name="T18">export</text:span> button.</text:p>
              </text:list-item>
            </text:list>
          </table:table-cell>
          <table:table-cell table:style-name="Table2.C2" office:value-type="string">
            <text:list xml:id="list141609602492803" text:continue-list="list141609431645874" text:style-name="L18">
              <text:list-item>
                <text:p text:style-name="P104">The ‘export to video file’ window will be displayed.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list xml:id="list141609102119893" text:continue-numbering="true" text:style-name="L18">
              <text:list-item>
                <text:p text:style-name="P104">Leave the minutes value as default 5.</text:p>
              </text:list-item>
              <text:list-item>
                <text:p text:style-name="P104">Tap the location button.</text:p>
              </text:list-item>
              <text:list-item>
                <text:p text:style-name="P104">Select a directory <text:span text:style-name="T36">where</text:span> video and audio files are to be exported.</text:p>
              </text:list-item>
            </text:list>
          </table:table-cell>
          <table:table-cell table:style-name="Table2.C2" office:value-type="string">
            <text:list xml:id="list141610560720545" text:continue-numbering="true" text:style-name="L18">
              <text:list-item>
                <text:p text:style-name="P104">A file chooser will be displayed.</text:p>
              </text:list-item>
              <text:list-item>
                <text:p text:style-name="P104">The user will be able to locate and choose a directory.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list xml:id="list141608775478032" text:continue-numbering="true" text:style-name="L18">
              <text:list-item>
                <text:p text:style-name="P105">Tap the export button.</text:p>
              </text:list-item>
            </text:list>
          </table:table-cell>
          <table:table-cell table:style-name="Table2.C2" office:value-type="string">
            <text:list xml:id="list141609210259772" text:continue-numbering="true" text:style-name="L18">
              <text:list-item>
                <text:p text:style-name="P105"><text:span text:style-name="T19">The export window </text:span>status text will read: exporting</text:p>
              </text:list-item>
              <text:list-item>
                <text:p text:style-name="P105">The cursor will change to an hour glass.</text:p>
              </text:list-item>
              <text:list-item>
                <text:p text:style-name="P106">When exporting is complete, the status message will indicate this.</text:p>
              </text:list-item>
              <text:list-item>
                <text:p text:style-name="P107">Inside the directory that was chosen, a sub directory <text:span text:style-name="T36">will have been created, </text:span>named similar to: <text:line-break/>camera_0_2018-04-21_16-51-41_export</text:p>
              </text:list-item>
              <text:list-item>
                <text:p text:style-name="P108">Inside this new export directory there will be the following files:<text:line-break/>.jpg, .wav, .bat, .sh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Bold" style:font-pitch="variable"/>
    <style:font-face style:name="Ubuntu2" svg:font-family="Ubuntu" style:font-adornments="Bold 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Ubuntu1" fo:font-family="Ubuntu" style:font-style-name="Bold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Ubuntu1" fo:font-family="Ubuntu" style:font-style-name="Bold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font-name="Ubuntu1" fo:font-family="Ubuntu" style:font-style-name="Bold" style:font-pitch="variable" fo:font-size="101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Ubuntu2" fo:font-family="Ubuntu" style:font-style-name="Bold Italic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style:font-name="Ubuntu1" fo:font-family="Ubuntu" style:font-style-name="Bold" style:font-pitch="variable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2" fo:font-family="Ubuntu" style:font-style-name="Bold Italic" style:font-pitch="variable"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1" fo:font-family="Ubuntu" style:font-style-name="Bold" style:font-pitch="variable" fo:font-size="80%" fo:font-weight="bold" style:font-size-asian="80%" style:font-weight-asian="bold" style:font-size-complex="80%" style:font-weight-complex="60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2" fo:font-family="Ubuntu" style:font-style-name="Bold Italic" style:font-pitch="variable" fo:font-size="80%" fo:font-style="italic" fo:font-weight="bold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1" fo:font-family="Ubuntu" style:font-style-name="Bold" style:font-pitch="variable" fo:font-size="75%" fo:font-weight="bold" style:font-size-asian="75%" style:font-weight-asian="bold" style:font-size-complex="75%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1" fo:font-family="Ubuntu" style:font-style-name="Bold" style:font-pitch="variable" fo:font-size="75%" fo:font-weight="bold" style:font-size-asian="75%" style:font-weight-asian="bold" style:font-size-complex="75%" style:font-weight-complex="6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Ubuntu" fo:font-family="Ubuntu" style:font-style-name="Regular" style:font-pitch="variable" fo:font-size="18pt" style:font-size-asian="18pt" style:font-size-complex="18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09:36:11.874393516</meta:creation-date>
    <meta:editing-duration>PT22H15M8S</meta:editing-duration>
    <meta:editing-cycles>69</meta:editing-cycles>
    <meta:generator>LibreOffice/5.1.6.2$Linux_X86_64 LibreOffice_project/10m0$Build-2</meta:generator>
    <dc:date>2018-05-03T14:16:08.344791711</dc:date>
    <meta:document-statistic meta:table-count="1" meta:image-count="0" meta:object-count="0" meta:page-count="1" meta:paragraph-count="159" meta:word-count="1171" meta:character-count="6601" meta:non-whitespace-character-count="5676"/>
    <meta:template xlink:type="simple" xlink:actuate="onRequest" xlink:title="My Template" xlink:href="../../../../.config/libreoffice/4/user/template/My%20Template.ott" meta:date="2018-04-21T09:36:11.134633560"/>
  </office:meta>
</office:document-meta>
</file>